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4" table:number-columns-repeated="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7291.3803727841">
            <text:p>7291,38037278</text:p>
          </table:table-cell>
          <table:table-cell table:style-name="ce1" office:value-type="float" office:value="7207.54411722711">
            <text:p>7207,54411723</text:p>
          </table:table-cell>
          <table:table-cell table:style-name="ce1" office:value-type="float" office:value="7192.03217156275">
            <text:p>7192,03217156</text:p>
          </table:table-cell>
          <table:table-cell table:style-name="ce1" office:value-type="float" office:value="6985.43871434374">
            <text:p>6985,43871434</text:p>
          </table:table-cell>
          <table:table-cell table:style-name="ce1" office:value-type="float" office:value="6973.29142734024">
            <text:p>6973,29142734</text:p>
          </table:table-cell>
          <table:table-cell table:number-columns-repeated="2" table:style-name="ce1" office:value-type="float" office:value="6903.06208831691">
            <text:p>6903,06208832</text:p>
          </table:table-cell>
          <table:table-cell table:number-columns-repeated="2" table:style-name="ce1" office:value-type="float" office:value="6897.28878370681">
            <text:p>6897,28878371</text:p>
          </table:table-cell>
          <table:table-cell table:number-columns-repeated="3" table:style-name="ce1" office:value-type="float" office:value="6833.89769515484">
            <text:p>6833,89769515</text:p>
          </table:table-cell>
          <table:table-cell table:number-columns-repeated="2" table:style-name="ce1" office:value-type="float" office:value="6805.51894188661">
            <text:p>6805,51894189</text:p>
          </table:table-cell>
          <table:table-cell table:number-columns-repeated="3" table:style-name="ce1" office:value-type="float" office:value="6766.57222874733">
            <text:p>6766,57222875</text:p>
          </table:table-cell>
          <table:table-cell table:number-columns-repeated="3" table:style-name="ce1" office:value-type="float" office:value="6729.78684171717">
            <text:p>6729,78684172</text:p>
          </table:table-cell>
          <table:table-cell table:style-name="ce1" office:value-type="float" office:value="6681.4465538277">
            <text:p>6681,44655383</text:p>
          </table:table-cell>
          <table:table-cell table:number-columns-repeated="3" table:style-name="ce1" office:value-type="float" office:value="6628.32127699517">
            <text:p>6628,32127700</text:p>
          </table:table-cell>
          <table:table-cell table:number-columns-repeated="2" table:style-name="ce1" office:value-type="float" office:value="6610.79374537897">
            <text:p>6610,79374538</text:p>
          </table:table-cell>
          <table:table-cell table:style-name="ce1" office:value-type="float" office:value="6562.0939715028">
            <text:p>6562,09397150</text:p>
          </table:table-cell>
          <table:table-cell table:number-columns-repeated="5" table:style-name="ce1" office:value-type="float" office:value="6540.80231537879">
            <text:p>6540,80231538</text:p>
          </table:table-cell>
          <table:table-cell table:style-name="ce1" office:value-type="float" office:value="6485.23897301264">
            <text:p>6485,23897301</text:p>
          </table:table-cell>
          <table:table-cell table:number-columns-repeated="4" table:style-name="ce1" office:value-type="float" office:value="6372.48175498624">
            <text:p>6372,48175499</text:p>
          </table:table-cell>
          <table:table-cell table:style-name="ce1" office:value-type="float" office:value="6286.92879875964">
            <text:p>6286,92879876</text:p>
          </table:table-cell>
          <table:table-cell table:number-columns-repeated="4" table:style-name="ce1" office:value-type="float" office:value="6269.11989726217">
            <text:p>6269,11989726</text:p>
          </table:table-cell>
          <table:table-cell table:style-name="ce1" office:value-type="float" office:value="6252.77576069145">
            <text:p>6252,77576069</text:p>
          </table:table-cell>
          <table:table-cell table:number-columns-repeated="16" table:style-name="ce1" office:value-type="float" office:value="6198.55635219383">
            <text:p>6198,55635219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429">
            <text:p>429</text:p>
          </table:table-cell>
          <table:table-cell office:value-type="float" office:value="695">
            <text:p>695</text:p>
          </table:table-cell>
          <table:table-cell office:value-type="float" office:value="2021">
            <text:p>2021</text:p>
          </table:table-cell>
          <table:table-cell office:value-type="float" office:value="2532">
            <text:p>2532</text:p>
          </table:table-cell>
          <table:table-cell office:value-type="float" office:value="3131">
            <text:p>3131</text:p>
          </table:table-cell>
          <table:table-cell table:number-columns-repeated="2" office:value-type="float" office:value="3994">
            <text:p>3994</text:p>
          </table:table-cell>
          <table:table-cell table:number-columns-repeated="2" office:value-type="float" office:value="5002">
            <text:p>5002</text:p>
          </table:table-cell>
          <table:table-cell table:number-columns-repeated="3" office:value-type="float" office:value="6742">
            <text:p>6742</text:p>
          </table:table-cell>
          <table:table-cell table:number-columns-repeated="2" office:value-type="float" office:value="8842">
            <text:p>8842</text:p>
          </table:table-cell>
          <table:table-cell table:number-columns-repeated="3" office:value-type="float" office:value="9919">
            <text:p>9919</text:p>
          </table:table-cell>
          <table:table-cell table:number-columns-repeated="3" office:value-type="float" office:value="12077">
            <text:p>12077</text:p>
          </table:table-cell>
          <table:table-cell office:value-type="float" office:value="14030">
            <text:p>14030</text:p>
          </table:table-cell>
          <table:table-cell table:number-columns-repeated="3" office:value-type="float" office:value="14796">
            <text:p>14796</text:p>
          </table:table-cell>
          <table:table-cell table:number-columns-repeated="2" office:value-type="float" office:value="16636">
            <text:p>16636</text:p>
          </table:table-cell>
          <table:table-cell office:value-type="float" office:value="18198">
            <text:p>18198</text:p>
          </table:table-cell>
          <table:table-cell table:number-columns-repeated="5" office:value-type="float" office:value="18506">
            <text:p>18506</text:p>
          </table:table-cell>
          <table:table-cell office:value-type="float" office:value="21788">
            <text:p>21788</text:p>
          </table:table-cell>
          <table:table-cell table:number-columns-repeated="4" office:value-type="float" office:value="22860">
            <text:p>22860</text:p>
          </table:table-cell>
          <table:table-cell office:value-type="float" office:value="25679">
            <text:p>25679</text:p>
          </table:table-cell>
          <table:table-cell table:number-columns-repeated="4" office:value-type="float" office:value="25768">
            <text:p>25768</text:p>
          </table:table-cell>
          <table:table-cell office:value-type="float" office:value="29003">
            <text:p>29003</text:p>
          </table:table-cell>
          <table:table-cell table:number-columns-repeated="16" office:value-type="float" office:value="29716">
            <text:p>29716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7300.32628903459">
            <text:p>7300,32628903</text:p>
          </table:table-cell>
          <table:table-cell table:style-name="ce1" office:value-type="float" office:value="7373.88046719595">
            <text:p>7373,88046720</text:p>
          </table:table-cell>
          <table:table-cell table:style-name="ce1" office:value-type="float" office:value="7192.03217156275">
            <text:p>7192,03217156</text:p>
          </table:table-cell>
          <table:table-cell table:style-name="ce1" office:value-type="float" office:value="7002.26791562879">
            <text:p>7002,26791563</text:p>
          </table:table-cell>
          <table:table-cell table:style-name="ce1" office:value-type="float" office:value="7038.66395674723">
            <text:p>7038,66395675</text:p>
          </table:table-cell>
          <table:table-cell table:style-name="ce1" office:value-type="float" office:value="6903.06208831691">
            <text:p>6903,06208832</text:p>
          </table:table-cell>
          <table:table-cell table:style-name="ce1" office:value-type="float" office:value="6937.80370220836">
            <text:p>6937,80370221</text:p>
          </table:table-cell>
          <table:table-cell table:style-name="ce1" office:value-type="float" office:value="7036.46646372452">
            <text:p>7036,46646372</text:p>
          </table:table-cell>
          <table:table-cell table:style-name="ce1" office:value-type="float" office:value="7102.86562629508">
            <text:p>7102,86562630</text:p>
          </table:table-cell>
          <table:table-cell table:style-name="ce1" office:value-type="float" office:value="6833.89769515484">
            <text:p>6833,89769515</text:p>
          </table:table-cell>
          <table:table-cell table:style-name="ce1" office:value-type="float" office:value="6847.63115773664">
            <text:p>6847,63115774</text:p>
          </table:table-cell>
          <table:table-cell table:style-name="ce1" office:value-type="float" office:value="6914.26990408068">
            <text:p>6914,26990408</text:p>
          </table:table-cell>
          <table:table-cell table:style-name="ce1" office:value-type="float" office:value="6821.75690979594">
            <text:p>6821,75690980</text:p>
          </table:table-cell>
          <table:table-cell table:style-name="ce1" office:value-type="float" office:value="6867.9689863003">
            <text:p>6867,96898630</text:p>
          </table:table-cell>
          <table:table-cell table:style-name="ce1" office:value-type="float" office:value="6797.91864198848">
            <text:p>6797,91864199</text:p>
          </table:table-cell>
          <table:table-cell table:style-name="ce1" office:value-type="float" office:value="6796.8287153841">
            <text:p>6796,82871538</text:p>
          </table:table-cell>
          <table:table-cell table:style-name="ce1" office:value-type="float" office:value="6783.0952528023">
            <text:p>6783,09525280</text:p>
          </table:table-cell>
          <table:table-cell table:style-name="ce1" office:value-type="float" office:value="6729.78684171717">
            <text:p>6729,78684172</text:p>
          </table:table-cell>
          <table:table-cell table:style-name="ce1" office:value-type="float" office:value="6782.82927333139">
            <text:p>6782,82927333</text:p>
          </table:table-cell>
          <table:table-cell table:style-name="ce1" office:value-type="float" office:value="6752.06661913638">
            <text:p>6752,06661914</text:p>
          </table:table-cell>
          <table:table-cell table:style-name="ce1" office:value-type="float" office:value="6688.36850630956">
            <text:p>6688,36850631</text:p>
          </table:table-cell>
          <table:table-cell table:style-name="ce1" office:value-type="float" office:value="6628.32127699517">
            <text:p>6628,32127700</text:p>
          </table:table-cell>
          <table:table-cell table:number-columns-repeated="2" table:style-name="ce1" office:value-type="float" office:value="6675.70802144689">
            <text:p>6675,70802145</text:p>
          </table:table-cell>
          <table:table-cell table:style-name="ce1" office:value-type="float" office:value="6659.86349896292">
            <text:p>6659,86349896</text:p>
          </table:table-cell>
          <table:table-cell table:style-name="ce1" office:value-type="float" office:value="6732.40534408986">
            <text:p>6732,40534409</text:p>
          </table:table-cell>
          <table:table-cell table:style-name="ce1" office:value-type="float" office:value="6578.43188316945">
            <text:p>6578,43188317</text:p>
          </table:table-cell>
          <table:table-cell table:number-columns-repeated="3" table:style-name="ce1" office:value-type="float" office:value="6622.53213986114">
            <text:p>6622,53213986</text:p>
          </table:table-cell>
          <table:table-cell table:number-columns-repeated="2" table:style-name="ce1" office:value-type="float" office:value="6604.76845162256">
            <text:p>6604,76845162</text:p>
          </table:table-cell>
          <table:table-cell table:style-name="ce1" office:value-type="float" office:value="6550.69488982967">
            <text:p>6550,69488983</text:p>
          </table:table-cell>
          <table:table-cell table:style-name="ce1" office:value-type="float" office:value="6372.48175498624">
            <text:p>6372,48175499</text:p>
          </table:table-cell>
          <table:table-cell table:number-columns-repeated="2" table:style-name="ce1" office:value-type="float" office:value="6440.99517878449">
            <text:p>6440,99517878</text:p>
          </table:table-cell>
          <table:table-cell table:style-name="ce1" office:value-type="float" office:value="6524.99202823505">
            <text:p>6524,99202824</text:p>
          </table:table-cell>
          <table:table-cell table:style-name="ce1" office:value-type="float" office:value="6286.92879875964">
            <text:p>6286,92879876</text:p>
          </table:table-cell>
          <table:table-cell table:style-name="ce1" office:value-type="float" office:value="6366.8983087189">
            <text:p>6366,89830872</text:p>
          </table:table-cell>
          <table:table-cell table:number-columns-repeated="3" table:style-name="ce1" office:value-type="float" office:value="6363.67886246677">
            <text:p>6363,67886247</text:p>
          </table:table-cell>
          <table:table-cell table:style-name="ce1" office:value-type="float" office:value="6252.77576069145">
            <text:p>6252,77576069</text:p>
          </table:table-cell>
          <table:table-cell table:number-columns-repeated="2" table:style-name="ce1" office:value-type="float" office:value="6223.4360854176">
            <text:p>6223,43608542</text:p>
          </table:table-cell>
          <table:table-cell table:style-name="ce1" office:value-type="float" office:value="6410.10061303615">
            <text:p>6410,10061304</text:p>
          </table:table-cell>
          <table:table-cell table:style-name="ce1" office:value-type="float" office:value="6331.82677071641">
            <text:p>6331,82677072</text:p>
          </table:table-cell>
          <table:table-cell table:style-name="ce1" office:value-type="float" office:value="6324.75174477688">
            <text:p>6324,75174478</text:p>
          </table:table-cell>
          <table:table-cell table:style-name="ce1" office:value-type="float" office:value="6305.47208053626">
            <text:p>6305,47208054</text:p>
          </table:table-cell>
          <table:table-cell table:style-name="ce1" office:value-type="float" office:value="6340.05126312412">
            <text:p>6340,05126312</text:p>
          </table:table-cell>
          <table:table-cell table:style-name="ce1" office:value-type="float" office:value="6574.97627166383">
            <text:p>6574,97627166</text:p>
          </table:table-cell>
          <table:table-cell table:style-name="ce1" office:value-type="float" office:value="6555.08673798819">
            <text:p>6555,08673799</text:p>
          </table:table-cell>
          <table:table-cell table:style-name="ce1" office:value-type="float" office:value="6366.61816710928">
            <text:p>6366,61816711</text:p>
          </table:table-cell>
          <table:table-cell table:style-name="ce1" office:value-type="float" office:value="6357.98084354058">
            <text:p>6357,98084354</text:p>
          </table:table-cell>
          <table:table-cell table:style-name="ce1" office:value-type="float" office:value="6418.45175190539">
            <text:p>6418,45175191</text:p>
          </table:table-cell>
          <table:table-cell table:style-name="ce1" office:value-type="float" office:value="6648.79338068218">
            <text:p>6648,79338068</text:p>
          </table:table-cell>
          <table:table-cell table:style-name="ce1" office:value-type="float" office:value="6483.24150817181">
            <text:p>6483,24150817</text:p>
          </table:table-cell>
          <table:table-cell table:style-name="ce1" office:value-type="float" office:value="6724.05758249851">
            <text:p>6724,05758250</text:p>
          </table:table-cell>
          <table:table-cell table:style-name="ce1" office:value-type="float" office:value="6725.68084438928">
            <text:p>6725,68084439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682">
            <text:p>682</text:p>
          </table:table-cell>
          <table:table-cell office:value-type="float" office:value="1368">
            <text:p>1368</text:p>
          </table:table-cell>
          <table:table-cell office:value-type="float" office:value="2047">
            <text:p>2047</text:p>
          </table:table-cell>
          <table:table-cell office:value-type="float" office:value="2730">
            <text:p>2730</text:p>
          </table:table-cell>
          <table:table-cell office:value-type="float" office:value="3412">
            <text:p>3412</text:p>
          </table:table-cell>
          <table:table-cell office:value-type="float" office:value="4092">
            <text:p>4092</text:p>
          </table:table-cell>
          <table:table-cell office:value-type="float" office:value="4771">
            <text:p>4771</text:p>
          </table:table-cell>
          <table:table-cell office:value-type="float" office:value="5452">
            <text:p>5452</text:p>
          </table:table-cell>
          <table:table-cell office:value-type="float" office:value="6132">
            <text:p>6132</text:p>
          </table:table-cell>
          <table:table-cell office:value-type="float" office:value="6811">
            <text:p>6811</text:p>
          </table:table-cell>
          <table:table-cell office:value-type="float" office:value="7487">
            <text:p>7487</text:p>
          </table:table-cell>
          <table:table-cell office:value-type="float" office:value="8167">
            <text:p>8167</text:p>
          </table:table-cell>
          <table:table-cell office:value-type="float" office:value="8844">
            <text:p>8844</text:p>
          </table:table-cell>
          <table:table-cell office:value-type="float" office:value="9519">
            <text:p>9519</text:p>
          </table:table-cell>
          <table:table-cell office:value-type="float" office:value="10198">
            <text:p>10198</text:p>
          </table:table-cell>
          <table:table-cell office:value-type="float" office:value="10875">
            <text:p>10875</text:p>
          </table:table-cell>
          <table:table-cell office:value-type="float" office:value="11551">
            <text:p>11551</text:p>
          </table:table-cell>
          <table:table-cell office:value-type="float" office:value="12231">
            <text:p>12231</text:p>
          </table:table-cell>
          <table:table-cell office:value-type="float" office:value="12907">
            <text:p>12907</text:p>
          </table:table-cell>
          <table:table-cell office:value-type="float" office:value="13590">
            <text:p>13590</text:p>
          </table:table-cell>
          <table:table-cell office:value-type="float" office:value="14269">
            <text:p>14269</text:p>
          </table:table-cell>
          <table:table-cell office:value-type="float" office:value="14944">
            <text:p>14944</text:p>
          </table:table-cell>
          <table:table-cell office:value-type="float" office:value="15621">
            <text:p>15621</text:p>
          </table:table-cell>
          <table:table-cell office:value-type="float" office:value="16299">
            <text:p>16299</text:p>
          </table:table-cell>
          <table:table-cell office:value-type="float" office:value="16974">
            <text:p>16974</text:p>
          </table:table-cell>
          <table:table-cell office:value-type="float" office:value="17647">
            <text:p>17647</text:p>
          </table:table-cell>
          <table:table-cell office:value-type="float" office:value="18320">
            <text:p>18320</text:p>
          </table:table-cell>
          <table:table-cell office:value-type="float" office:value="18994">
            <text:p>18994</text:p>
          </table:table-cell>
          <table:table-cell office:value-type="float" office:value="19663">
            <text:p>19663</text:p>
          </table:table-cell>
          <table:table-cell office:value-type="float" office:value="20338">
            <text:p>20338</text:p>
          </table:table-cell>
          <table:table-cell office:value-type="float" office:value="21012">
            <text:p>21012</text:p>
          </table:table-cell>
          <table:table-cell office:value-type="float" office:value="21680">
            <text:p>21680</text:p>
          </table:table-cell>
          <table:table-cell office:value-type="float" office:value="22351">
            <text:p>22351</text:p>
          </table:table-cell>
          <table:table-cell office:value-type="float" office:value="23019">
            <text:p>23019</text:p>
          </table:table-cell>
          <table:table-cell office:value-type="float" office:value="23686">
            <text:p>23686</text:p>
          </table:table-cell>
          <table:table-cell office:value-type="float" office:value="24358">
            <text:p>24358</text:p>
          </table:table-cell>
          <table:table-cell office:value-type="float" office:value="25033">
            <text:p>25033</text:p>
          </table:table-cell>
          <table:table-cell office:value-type="float" office:value="25704">
            <text:p>25704</text:p>
          </table:table-cell>
          <table:table-cell office:value-type="float" office:value="26377">
            <text:p>26377</text:p>
          </table:table-cell>
          <table:table-cell office:value-type="float" office:value="27048">
            <text:p>27048</text:p>
          </table:table-cell>
          <table:table-cell office:value-type="float" office:value="27720">
            <text:p>27720</text:p>
          </table:table-cell>
          <table:table-cell office:value-type="float" office:value="28392">
            <text:p>28392</text:p>
          </table:table-cell>
          <table:table-cell office:value-type="float" office:value="29062">
            <text:p>29062</text:p>
          </table:table-cell>
          <table:table-cell office:value-type="float" office:value="29730">
            <text:p>29730</text:p>
          </table:table-cell>
          <table:table-cell office:value-type="float" office:value="30401">
            <text:p>30401</text:p>
          </table:table-cell>
          <table:table-cell office:value-type="float" office:value="31071">
            <text:p>31071</text:p>
          </table:table-cell>
          <table:table-cell office:value-type="float" office:value="31744">
            <text:p>31744</text:p>
          </table:table-cell>
          <table:table-cell office:value-type="float" office:value="32417">
            <text:p>32417</text:p>
          </table:table-cell>
          <table:table-cell office:value-type="float" office:value="33087">
            <text:p>33087</text:p>
          </table:table-cell>
          <table:table-cell office:value-type="float" office:value="33759">
            <text:p>33759</text:p>
          </table:table-cell>
          <table:table-cell office:value-type="float" office:value="34435">
            <text:p>34435</text:p>
          </table:table-cell>
          <table:table-cell office:value-type="float" office:value="35108">
            <text:p>35108</text:p>
          </table:table-cell>
          <table:table-cell office:value-type="float" office:value="35782">
            <text:p>35782</text:p>
          </table:table-cell>
          <table:table-cell office:value-type="float" office:value="36458">
            <text:p>36458</text:p>
          </table:table-cell>
          <table:table-cell office:value-type="float" office:value="37131">
            <text:p>37131</text:p>
          </table:table-cell>
          <table:table-cell office:value-type="float" office:value="37807">
            <text:p>37807</text:p>
          </table:table-cell>
          <table:table-cell office:value-type="float" office:value="38485">
            <text:p>38485</text:p>
          </table:table-cell>
          <table:table-cell office:value-type="float" office:value="39155">
            <text:p>39155</text:p>
          </table:table-cell>
          <table:table-cell office:value-type="float" office:value="39822">
            <text:p>3982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536.85681234683">
            <text:p>6536,86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94424.0697035346">
            <text:p>94424,07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E26" table:end-x="1.742cm" table:end-y="0.22cm" draw:z-index="0" draw:style-name="gr1" svg:width="13.781cm" svg:height="6.986cm" svg:x="2.297cm" svg:y="0.008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44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44:03</dc:date>
    <meta:editing-cycles>1</meta:editing-cycles>
    <meta:editing-duration>PT1M13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782cm" svg:height="6.987cm" chart:class="chart:scatter" chart:style-name="ch1">
        <chart:title svg:x="5.819cm" svg:y="0.14cm" chart:style-name="ch2">
          <text:p>Prueba # 2</text:p>
        </chart:title>
        <chart:legend chart:legend-position="end" svg:x="12.117cm" svg:y="3.186cm" chart:style-name="ch3"/>
        <chart:plot-area chart:style-name="ch4" table:cell-range-address="Hoja1.A1:Hoja1.BH2" chart:data-source-has-labels="column" svg:x="0.349cm" svg:y="0.782cm" svg:width="11.493cm" svg:height="5.988cm">
          <chart:axis chart:dimension="x" chart:name="primary-x" chart:style-name="ch5">
            <chart:title svg:x="5.892cm" svg:y="6.312cm" chart:style-name="ch6">
              <text:p>tiempo</text:p>
            </chart:title>
          </chart:axis>
          <chart:axis chart:dimension="y" chart:name="primary-y" chart:style-name="ch7">
            <chart:title svg:x="0.276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16">
                <text:p>60016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16">
                <text:p>100016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16">
                <text:p>140016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291.3803727841">
                <text:p>7291.3803727841</text:p>
              </table:table-cell>
              <table:table-cell office:value-type="float" office:value="7207.54411722711">
                <text:p>7207.54411722711</text:p>
              </table:table-cell>
              <table:table-cell office:value-type="float" office:value="7192.03217156275">
                <text:p>7192.03217156275</text:p>
              </table:table-cell>
              <table:table-cell office:value-type="float" office:value="6985.43871434374">
                <text:p>6985.43871434374</text:p>
              </table:table-cell>
              <table:table-cell office:value-type="float" office:value="6973.29142734024">
                <text:p>6973.29142734024</text:p>
              </table:table-cell>
              <table:table-cell office:value-type="float" office:value="6903.06208831691">
                <text:p>6903.06208831691</text:p>
              </table:table-cell>
              <table:table-cell office:value-type="float" office:value="6903.06208831691">
                <text:p>6903.06208831691</text:p>
              </table:table-cell>
              <table:table-cell office:value-type="float" office:value="6897.28878370681">
                <text:p>6897.28878370681</text:p>
              </table:table-cell>
              <table:table-cell office:value-type="float" office:value="6897.28878370681">
                <text:p>6897.28878370681</text:p>
              </table:table-cell>
              <table:table-cell office:value-type="float" office:value="6833.89769515484">
                <text:p>6833.89769515484</text:p>
              </table:table-cell>
              <table:table-cell office:value-type="float" office:value="6833.89769515484">
                <text:p>6833.89769515484</text:p>
              </table:table-cell>
              <table:table-cell office:value-type="float" office:value="6833.89769515484">
                <text:p>6833.89769515484</text:p>
              </table:table-cell>
              <table:table-cell office:value-type="float" office:value="6805.51894188661">
                <text:p>6805.51894188661</text:p>
              </table:table-cell>
              <table:table-cell office:value-type="float" office:value="6805.51894188661">
                <text:p>6805.51894188661</text:p>
              </table:table-cell>
              <table:table-cell office:value-type="float" office:value="6766.57222874733">
                <text:p>6766.57222874733</text:p>
              </table:table-cell>
              <table:table-cell office:value-type="float" office:value="6766.57222874733">
                <text:p>6766.57222874733</text:p>
              </table:table-cell>
              <table:table-cell office:value-type="float" office:value="6766.57222874733">
                <text:p>6766.57222874733</text:p>
              </table:table-cell>
              <table:table-cell office:value-type="float" office:value="6729.78684171717">
                <text:p>6729.78684171717</text:p>
              </table:table-cell>
              <table:table-cell office:value-type="float" office:value="6729.78684171717">
                <text:p>6729.78684171717</text:p>
              </table:table-cell>
              <table:table-cell office:value-type="float" office:value="6729.78684171717">
                <text:p>6729.78684171717</text:p>
              </table:table-cell>
              <table:table-cell office:value-type="float" office:value="6681.4465538277">
                <text:p>6681.4465538277</text:p>
              </table:table-cell>
              <table:table-cell office:value-type="float" office:value="6628.32127699517">
                <text:p>6628.32127699517</text:p>
              </table:table-cell>
              <table:table-cell office:value-type="float" office:value="6628.32127699517">
                <text:p>6628.32127699517</text:p>
              </table:table-cell>
              <table:table-cell office:value-type="float" office:value="6628.32127699517">
                <text:p>6628.32127699517</text:p>
              </table:table-cell>
              <table:table-cell office:value-type="float" office:value="6610.79374537897">
                <text:p>6610.79374537897</text:p>
              </table:table-cell>
              <table:table-cell office:value-type="float" office:value="6610.79374537897">
                <text:p>6610.79374537897</text:p>
              </table:table-cell>
              <table:table-cell office:value-type="float" office:value="6562.0939715028">
                <text:p>6562.0939715028</text:p>
              </table:table-cell>
              <table:table-cell office:value-type="float" office:value="6540.80231537879">
                <text:p>6540.80231537879</text:p>
              </table:table-cell>
              <table:table-cell office:value-type="float" office:value="6540.80231537879">
                <text:p>6540.80231537879</text:p>
              </table:table-cell>
              <table:table-cell office:value-type="float" office:value="6540.80231537879">
                <text:p>6540.80231537879</text:p>
              </table:table-cell>
              <table:table-cell office:value-type="float" office:value="6540.80231537879">
                <text:p>6540.80231537879</text:p>
              </table:table-cell>
              <table:table-cell office:value-type="float" office:value="6540.80231537879">
                <text:p>6540.80231537879</text:p>
              </table:table-cell>
              <table:table-cell office:value-type="float" office:value="6485.23897301264">
                <text:p>6485.23897301264</text:p>
              </table:table-cell>
              <table:table-cell office:value-type="float" office:value="6372.48175498624">
                <text:p>6372.48175498624</text:p>
              </table:table-cell>
              <table:table-cell office:value-type="float" office:value="6372.48175498624">
                <text:p>6372.48175498624</text:p>
              </table:table-cell>
              <table:table-cell office:value-type="float" office:value="6372.48175498624">
                <text:p>6372.48175498624</text:p>
              </table:table-cell>
              <table:table-cell office:value-type="float" office:value="6372.48175498624">
                <text:p>6372.48175498624</text:p>
              </table:table-cell>
              <table:table-cell office:value-type="float" office:value="6286.92879875964">
                <text:p>6286.92879875964</text:p>
              </table:table-cell>
              <table:table-cell office:value-type="float" office:value="6269.11989726217">
                <text:p>6269.11989726217</text:p>
              </table:table-cell>
              <table:table-cell office:value-type="float" office:value="6269.11989726217">
                <text:p>6269.11989726217</text:p>
              </table:table-cell>
              <table:table-cell office:value-type="float" office:value="6269.11989726217">
                <text:p>6269.11989726217</text:p>
              </table:table-cell>
              <table:table-cell office:value-type="float" office:value="6269.11989726217">
                <text:p>6269.11989726217</text:p>
              </table:table-cell>
              <table:table-cell office:value-type="float" office:value="6252.77576069145">
                <text:p>6252.77576069145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  <table:table-cell office:value-type="float" office:value="6198.55635219383">
                <text:p>6198.55635219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